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layer="layout" svg:width="25.199cm" svg:height="3.506cm" svg:x="1.4cm" svg:y="0.837cm" presentation:class="title">
          <draw:text-box>
            <text:p>18. 3. 2016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okrok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Doportováno na Linux</text:p>
                <text:list>
                  <text:list-item>
                    <text:p>Makefile pro GCC</text:p>
                  </text:list-item>
                  <text:list-item>
                    <text:p>Kompatibilita pod Windows zachována (MSVS 2013+)</text:p>
                  </text:list-item>
                </text:list>
              </text:list-item>
              <text:list-item>
                <text:p>Vylepšena extrakce alternativních sekvencí</text:p>
                <text:list>
                  <text:list-item>
                    <text:p>Zatím testováno na chromozomu 1</text:p>
                  </text:list-item>
                  <text:list-item>
                    <text:p>Jednobázové modifikace</text:p>
                  </text:list-item>
                  <text:list-item>
                    <text:p>Nějaké výsledky v příštím slidu</text:p>
                  </text:list-item>
                </text:list>
              </text:list-item>
              <text:list-item>
                <text:p>Implementováno náhodné tvoření indelů při generování alternativních sekvencí</text:p>
                <text:list>
                  <text:list-item>
                    <text:p>Zatím se nestihlo otestovat</text:p>
                  </text:list-item>
                </text:list>
              </text:list-item>
              <text:list-item>
                <text:p>Pokus o získání účtu v PARLABu</text:p>
                <text:list>
                  <text:list-item>
                    <text:p>In progres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Výsledky prvních testů</text:p>
          </draw:text-box>
        </draw:frame>
        <draw:frame presentation:style-name="pr4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1">Data:</text:span> chromozóm 1</text:p>
              </text:list-item>
              <text:list-item>
                <text:p><text:span text:style-name="T1">Délka regionu:</text:span> 2 kilobáze</text:p>
              </text:list-item>
              <text:list-item>
                <text:p><text:span text:style-name="T1">Pravděpodobnost jednobázové modifikace (prok každou bázi):</text:span> 0,5 %</text:p>
                <text:list>
                  <text:list-item>
                    <text:p>~10 změn na jednu alternativní sekvenci</text:p>
                  </text:list-item>
                </text:list>
              </text:list-item>
              <text:list-item>
                <text:p><text:span text:style-name="T1">Počet čtení</text:span>: 400</text:p>
              </text:list-item>
              <text:list-item>
                <text:p><text:span text:style-name="T1">Délka čtení:</text:span> 150</text:p>
              </text:list-item>
              <text:list-item>
                <text:p><text:span text:style-name="T1">Počet testů na každém úseku:</text:span> 1</text:p>
              </text:list-item>
              <text:list-item>
                <text:p><text:span text:style-name="T1">Výsledek:</text:span></text:p>
                <text:list>
                  <text:list-item>
                    <text:p>Alternativní sekvence nalezeny v 72 % případů</text:p>
                  </text:list-item>
                  <text:list-item>
                    <text:p>Ne příliš kvalitní PRNG (pokrytí ready není úplné), to způsobovalo problém při řešení 20 % případů</text:p>
                  </text:list-item>
                  <text:list-item>
                    <text:p>8 % případů – alternativní sekvence nenalezeny</text:p>
                  </text:list-item>
                </text:list>
              </text:list-item>
              <text:list-item>
                <text:p>Množství potenciálních alternativních sekvencí stále velké</text:p>
                <text:list>
                  <text:list-item>
                    <text:p>Stále jsou rezervy v úpravách DB graf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okračování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vést podrobnější testy (zejména až bude PARLAB)</text:p>
              </text:list-item>
              <text:list-item>
                <text:p>Otestovat s indely</text:p>
              </text:list-item>
              <text:list-item>
                <text:p>Vyhledávat problematické grafy a optimalizovat je, aby se minimalizoval počet potenciálních alternativních sekvenc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8T13:01:13.485000000</meta:creation-date>
    <dc:date>2016-03-18T13:24:34.246000000</dc:date>
    <meta:editing-duration>PT23M11S</meta:editing-duration>
    <meta:editing-cycles>21</meta:editing-cycles>
    <meta:generator>LibreOffice/5.0.2.2$Windows_x86 LibreOffice_project/37b43f919e4de5eeaca9b9755ed688758a8251fe</meta:generator>
    <meta:document-statistic meta:object-count="37"/>
  </office:meta>
</office:document-meta>
</file>